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 of Concurrent Algorith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s consist of one or more tasks acting on data</text:p>
              </text:list-item>
              <text:list-item>
                <text:p>Dependencies will exist between the tasks</text:p>
                <text:list>
                  <text:list-item>
                    <text:p>Data Dependency: one task requires data to be “prepared” by another task before it can start</text:p>
                  </text:list-item>
                  <text:list-item>
                    <text:p>Control Dependency: Task side effects need to be ordered e.g. I/O Operations</text:p>
                  </text:list-item>
                </text:list>
              </text:list-item>
              <text:list-item>
                <text:p>Fork-Join is one popular way of managing these depencies</text:p>
                <text:list>
                  <text:list-item>
                    <text:p>New control flows (concurrent tasks) are created at a fork point</text:p>
                    <text:list>
                      <text:list-item>
                        <text:p>One splits into many</text:p>
                      </text:list-item>
                    </text:list>
                  </text:list-item>
                  <text:list-item>
                    <text:p>Synchronisation occurs when tasks are merged into a single control flow</text:p>
                    <text:list>
                      <text:list-item>
                        <text:p>Many become one</text:p>
                      </text:list-item>
                    </text:list>
                  </text:list-item>
                  <text:list-item>
                    <text:p>Each control flow is 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Parallelism</text:p>
                <text:list>
                  <text:list-item>
                    <text:p>Parallelism grows as data grows</text:p>
                    <text:list>
                      <text:list-item>
                        <text:p>This is scalable</text:p>
                      </text:list-item>
                    </text:list>
                  </text:list-item>
                </text:list>
              </text:list-item>
              <text:list-item>
                <text:p>Functional Parallelism</text:p>
                <text:list>
                  <text:list-item>
                    <text:p>Divide task into multiple concurrent tasks</text:p>
                    <text:list>
                      <text:list-item>
                        <text:p>Not as scalable (why?)</text:p>
                      </text:list-item>
                    </text:list>
                  </text:list-item>
                </text:list>
              </text:list-item>
              <text:list-item>
                <text:p>Regular Parallelism</text:p>
                <text:list>
                  <text:list-item>
                    <text:p>Tasks are similar</text:p>
                  </text:list-item>
                  <text:list-item>
                    <text:p>Tasks have predictable dependencies</text:p>
                  </text:list-item>
                  <text:list-item>
                    <text:p>E.g. Matrix Multiplication</text:p>
                  </text:list-item>
                </text:list>
              </text:list-item>
              <text:list-item>
                <text:p>Irregular Parallelism</text:p>
                <text:list>
                  <text:list-item>
                    <text:p>Tasks are dissimilar in a manner that creates unpredictable dependencies</text:p>
                  </text:list-item>
                  <text:list-item>
                    <text:p>E.g. Search in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read Parallelis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task has its own flow of control</text:p>
                <text:list>
                  <text:list-item>
                    <text:p>Useful for all types of parallelism</text:p>
                  </text:list-item>
                </text:list>
              </text:list-item>
              <text:list-item>
                <text:p>Hardware Thread</text:p>
                <text:list>
                  <text:list-item>
                    <text:p>Thread that is supported by hardware</text:p>
                  </text:list-item>
                  <text:list-item>
                    <text:p>Silicon support e.g. seperate core for each thread (parallel)</text:p>
                  </text:list-item>
                </text:list>
              </text:list-item>
              <text:list-item>
                <text:p>Software Thread</text:p>
                <text:list>
                  <text:list-item>
                    <text:p>Software based thread e.g. time slicing of processor time (concurrent)</text:p>
                  </text:list-item>
                </text:list>
              </text:list-item>
              <text:list-item>
                <text:p>Hyperthread</text:p>
                <text:list>
                  <text:list-item>
                    <text:p>Core has duplicated some components to allow it to run two threads at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 Parallelis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control flow can operate on multiple data elements</text:p>
                <text:list>
                  <text:list-item>
                    <text:p>Useful for regular parallelism (mainly)</text:p>
                  </text:list-item>
                </text:list>
              </text:list-item>
              <text:list-item>
                <text:p>Intel AVX allows register to hold many (8) 32 bit floating point numbers</text:p>
                <text:list>
                  <text:list-item>
                    <text:p>All can be acted on simultaneously</text:p>
                  </text:list-item>
                </text:list>
              </text:list-item>
              <text:list-item>
                <text:p>Requires less silicon to implement than thread based parallelism</text:p>
              </text:list-item>
              <text:list-item>
                <text:p>This approach can emulate thread parallelism by using <text:span text:style-name="T1">Packing</text:span> or <text:span text:style-name="T1">Masking</text:span></text:p>
                <text:list>
                  <text:list-item>
                    <text:p>These “threads” are called <text:span text:style-name="T1">fi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Flynn’s Categori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ingle Instruction, Single Data (SISD)</text:span></text:p>
              </text:list-item>
              <text:list-item>
                <text:p><text:span text:style-name="T2">Single Instruction, Multiple Data (SIMD)</text:span></text:p>
              </text:list-item>
              <text:list-item>
                <text:p><text:span text:style-name="T2">Multiple Instruction, Multiple Data (MIMD)</text:span></text:p>
                <text:list>
                  <text:list-item>
                    <text:p><text:span text:style-name="T2">Give examples of each</text:span></text:p>
                  </text:list-item>
                </text:list>
              </text:list-item>
              <text:list-item>
                <text:p><text:span text:style-name="T2">GPU Vendors use:</text:span></text:p>
              </text:list-item>
              <text:list-item>
                <text:p><text:span text:style-name="T2">Single Instruction, Multiple Threads (SIMT)</text:span></text:p>
                <text:list>
                  <text:list-item>
                    <text:p><text:span text:style-name="T2">A Tiled SIMD where each SIMD processor emulates multiple threads (fibers, really) using mas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Von Neumann Bottleneck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re is a memory hierarchy where each level can be more than an order of magnitude slower than the next (from fastest to slowest)</text:span></text:p>
                <text:list>
                  <text:list-item>
                    <text:p><text:span text:style-name="T2">Registers (on each core)</text:span></text:p>
                  </text:list-item>
                  <text:list-item>
                    <text:p><text:span text:style-name="T2">L1 Cache (Instruction and data caches)</text:span></text:p>
                    <text:list>
                      <text:list-item>
                        <text:p><text:span text:style-name="T2">On each core</text:span></text:p>
                      </text:list-item>
                    </text:list>
                  </text:list-item>
                  <text:list-item>
                    <text:p><text:span text:style-name="T2">L2 Cache</text:span></text:p>
                    <text:list>
                      <text:list-item>
                        <text:p><text:span text:style-name="T2">Shared between multiple cores</text:span></text:p>
                      </text:list-item>
                    </text:list>
                  </text:list-item>
                  <text:list-item>
                    <text:p><text:span text:style-name="T2">L3 Cache</text:span></text:p>
                    <text:list>
                      <text:list-item>
                        <text:p><text:span text:style-name="T2">One per processor</text:span></text:p>
                      </text:list-item>
                    </text:list>
                  </text:list-item>
                  <text:list-item>
                    <text:p><text:span text:style-name="T2">RAM</text:span></text:p>
                    <text:list>
                      <text:list-item>
                        <text:p><text:span text:style-name="T2">Shared by everone on board</text:span></text:p>
                      </text:list-item>
                    </text:list>
                  </text:list-item>
                  <text:list-item>
                    <text:p><text:span text:style-name="T2">Main Memory (SSD or mechanical)</text:span></text:p>
                    <text:list>
                      <text:list-item>
                        <text:p><text:span text:style-name="T2">Shared by everyone on bo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erformanc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ata locality</text:span></text:p>
                <text:list>
                  <text:list-item>
                    <text:p><text:span text:style-name="T2">Keep data close to the thread using it</text:span></text:p>
                  </text:list-item>
                </text:list>
              </text:list-item>
              <text:list-item>
                <text:p><text:span text:style-name="T2">Slack</text:span></text:p>
                <text:list>
                  <text:list-item>
                    <text:p><text:span text:style-name="T2">Have more ptoential tasks than there is actual parallelism</text:span></text:p>
                  </text:list-item>
                </text:list>
              </text:list-item>
              <text:list-item>
                <text:p><text:span text:style-name="T2">Avoid having too many threads</text:span></text:p>
                <text:list>
                  <text:list-item>
                    <text:p><text:span text:style-name="T2">One per core is ideal</text:span></text:p>
                  </text:list-item>
                  <text:list-item>
                    <text:p><text:span text:style-name="T2">Use a thread pool!</text:span></text:p>
                  </text:list-item>
                </text:list>
              </text:list-item>
              <text:list-item>
                <text:p><text:span text:style-name="T2">More on performance lat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20:21:58.417666088</meta:creation-date>
    <dc:date>2017-09-20T21:09:26.087370749</dc:date>
    <meta:editing-duration>PT14M55S</meta:editing-duration>
    <meta:editing-cycles>4</meta:editing-cycles>
    <meta:generator>LibreOffice/5.1.6.2$Linux_X86_64 LibreOffice_project/10m0$Build-2</meta:generator>
    <meta:document-statistic meta:object-count="53"/>
  </office:meta>
</office:document-meta>
</file>